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d471" officeooo:paragraph-rsid="001dd471"/>
    </style:style>
    <style:style style:name="P2" style:family="paragraph" style:parent-style-name="Text_20_body">
      <style:text-properties fo:font-size="16pt" officeooo:rsid="001dd471" officeooo:paragraph-rsid="001dd471" style:font-size-asian="14pt" style:font-size-complex="16pt"/>
    </style:style>
    <style:style style:name="P3" style:family="paragraph" style:parent-style-name="Title">
      <style:text-properties officeooo:rsid="001dd471" officeooo:paragraph-rsid="001dd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2</text:p>
      <text:p text:style-name="P1"/>
      <text:p text:style-name="P1"/>
      <text:p text:style-name="P2">Q-1 Which field of the customers <text:s/>table is the primary Key?</text:p>
      <text:p text:style-name="P2">Ans = cnum.</text:p>
      <text:p text:style-name="P2"/>
      <text:p text:style-name="P2">Q-2 what is the fourth column of the customers table ?</text:p>
      <text:p text:style-name="P2">Ans=Rating.</text:p>
      <text:p text:style-name="P2">Q-3 what is another word for Row ? For Column ?</text:p>
      <text:p text:style-name="P2">Ans = Row—tuple,entity</text:p>
      <text:p text:style-name="P2"><text:s text:c="11"/>columns-- attributes</text:p>
      <text:p text:style-name="P2">Q-4 why isn’t it possible to see the first five rows of the table ?</text:p>
      <text:p text:style-name="P2">Ans = <text:s/>Rows are scattered (fragmented)all over Database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2:47.267065798</meta:creation-date>
    <meta:generator>LibreOffice/7.3.7.2$Linux_X86_64 LibreOffice_project/30$Build-2</meta:generator>
    <dc:date>2023-09-11T23:32:36.962049272</dc:date>
    <meta:editing-duration>PT9M50S</meta:editing-duration>
    <meta:editing-cycles>1</meta:editing-cycles>
    <meta:document-statistic meta:table-count="0" meta:image-count="0" meta:object-count="0" meta:page-count="1" meta:paragraph-count="10" meta:word-count="69" meta:character-count="371" meta:non-whitespace-character-count="300"/>
  </office:meta>
</office:document-meta>
</file>